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1" style:family="table">
      <style:table-properties style:width="16.457cm" fo:margin-left="0.273cm" fo:margin-right="0.268cm" table:align="margins"/>
    </style:style>
    <style:style style:name="Taula1.A" style:family="table-column">
      <style:table-column-properties style:column-width="16.457cm" style:rel-column-width="65535*"/>
    </style:style>
    <style:style style:name="Taula1.1" style:family="table-row">
      <style:table-row-properties style:min-row-height="0.917cm"/>
    </style:style>
    <style:style style:name="Taula1.A1" style:family="table-cell">
      <style:table-cell-properties fo:padding="0.097cm" fo:border="0.002cm solid #000000"/>
    </style:style>
    <style:style style:name="Taula1.2" style:family="table-row">
      <style:table-row-properties style:min-row-height="0.91cm"/>
    </style:style>
    <style:style style:name="Tau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5" style:family="table">
      <style:table-properties style:width="16.536cm" fo:margin-left="0.168cm" fo:margin-right="0.295cm" table:align="margins" fo:keep-with-next="always"/>
    </style:style>
    <style:style style:name="Taula25.A" style:family="table-column">
      <style:table-column-properties style:column-width="4.787cm" style:rel-column-width="18971*"/>
    </style:style>
    <style:style style:name="Taula25.B" style:family="table-column">
      <style:table-column-properties style:column-width="2.544cm" style:rel-column-width="10080*"/>
    </style:style>
    <style:style style:name="Taula25.C" style:family="table-column">
      <style:table-column-properties style:column-width="3.727cm" style:rel-column-width="14770*"/>
    </style:style>
    <style:style style:name="Taula25.D" style:family="table-column">
      <style:table-column-properties style:column-width="2.831cm" style:rel-column-width="11219*"/>
    </style:style>
    <style:style style:name="Taula25.E" style:family="table-column">
      <style:table-column-properties style:column-width="2.648cm" style:rel-column-width="10495*"/>
    </style:style>
    <style:style style:name="Taula25.A1" style:family="table-cell">
      <style:table-cell-properties fo:background-color="#b3b3b3" fo:padding="0.097cm" fo:border="0.002cm solid #000000">
        <style:background-image/>
      </style:table-cell-properties>
    </style:style>
    <style:style style:name="Taula2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ula25.E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5.A3" style:family="table-cell">
      <style:table-cell-properties fo:padding="0.097cm" fo:border-left="0.002cm solid #000000" fo:border-right="none" fo:border-top="none" fo:border-bottom="0.002cm solid #000000"/>
    </style:style>
    <style:style style:name="Taula25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2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6.591cm" fo:margin-left="0.081cm" fo:margin-right="0.326cm" table:align="margins" fo:keep-with-next="always" style:writing-mode="lr-tb"/>
    </style:style>
    <style:style style:name="Taula2.A" style:family="table-column">
      <style:table-column-properties style:column-width="5.487cm" style:rel-column-width="3111*"/>
    </style:style>
    <style:style style:name="Taula2.B" style:family="table-column">
      <style:table-column-properties style:column-width="4.969cm" style:rel-column-width="2817*"/>
    </style:style>
    <style:style style:name="Taula2.C" style:family="table-column">
      <style:table-column-properties style:column-width="6.131cm" style:rel-column-width="3476*"/>
    </style:style>
    <style:style style:name="Taula2.1" style:family="table-row">
      <style:table-row-properties style:min-row-height="20.745cm"/>
    </style:style>
    <style:style style:name="Taula2.A1" style:family="table-cell">
      <style:table-cell-properties style:vertical-align="top" style:border-line-width-bottom="0.002cm 0.035cm 0.002cm" fo:padding-left="0.212cm" fo:padding-right="0.212cm" fo:padding-top="0cm" fo:padding-bottom="0cm" fo:border-left="0.002cm solid #000000" fo:border-right="none" fo:border-top="0.002cm solid #000000" fo:border-bottom="0.039cm double #000000" style:writing-mode="lr-tb"/>
    </style:style>
    <style:style style:name="Taula2.C1" style:family="table-cell">
      <style:table-cell-properties style:vertical-align="top" style:border-line-width-right="0.002cm 0.035cm 0.002cm" style:border-line-width-bottom="0.002cm 0.035cm 0.002cm" fo:padding-left="0.212cm" fo:padding-right="0.212cm" fo:padding-top="0cm" fo:padding-bottom="0cm" fo:border-left="0.002cm solid #000000" fo:border-right="0.039cm double #000000" fo:border-top="0.002cm solid #000000" fo:border-bottom="0.039cm double #000000" style:writing-mode="lr-tb"/>
    </style:style>
    <style:style style:name="P1" style:family="paragraph" style:parent-style-name="Text_20_body" style:list-style-name="L1">
      <style:paragraph-properties fo:text-align="justify" style:justify-single-word="false"/>
      <style:text-properties style:font-name="Arial" fo:font-size="8pt" fo:language="ca" fo:country="ES" style:font-size-asian="8pt" style:font-size-complex="8pt"/>
    </style:style>
    <style:style style:name="P2" style:family="paragraph" style:parent-style-name="Text_20_body" style:list-style-name="L1">
      <style:paragraph-properties fo:text-align="justify" style:justify-single-word="false"/>
      <style:text-properties style:font-name="Arial" fo:font-size="8pt" fo:language="ca" fo:country="ES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Heading">
      <style:paragraph-properties fo:text-align="start" style:justify-single-word="false"/>
      <style:text-properties style:font-name="ARial" fo:font-size="10pt" fo:language="ca" fo:country="E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language="ca" fo:country="ES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language="ca" fo:country="ES" style:font-size-asian="9pt" style:font-size-complex="9pt"/>
    </style:style>
    <style:style style:name="P8" style:family="paragraph" style:parent-style-name="Standard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9" style:family="paragraph" style:parent-style-name="Standard">
      <style:paragraph-properties style:line-height-at-least="0cm" fo:hyphenation-ladder-count="no-limit" style:snap-to-layout-grid="false"/>
      <style:text-properties style:font-name="Times New Roman" fo:font-size="6pt" fo:letter-spacing="-0.005cm" fo:language="ca" fo:country="ES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style:snap-to-layout-grid="false"/>
      <style:text-properties style:font-name="Times New Roman" fo:font-size="7pt" fo:letter-spacing="-0.002cm" fo:language="ca" fo:country="ES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11" style:family="paragraph" style:parent-style-name="Standard" style:list-style-name="L2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12" style:family="paragraph" style:parent-style-name="Standard" style:list-style-name="L3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13" style:family="paragraph" style:parent-style-name="Standard" style:list-style-name="L4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14" style:family="paragraph" style:parent-style-name="Standard" style:list-style-name="L5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15" style:family="paragraph" style:parent-style-name="Standard" style:list-style-name="L6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16" style:family="paragraph" style:parent-style-name="Standard" style:list-style-name="L7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17" style:family="paragraph" style:parent-style-name="Standard" style:list-style-name="L8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18" style:family="paragraph" style:parent-style-name="Standard" style:list-style-name="L9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19" style:family="paragraph" style:parent-style-name="Standard" style:list-style-name="L10">
      <style:paragraph-properties fo:hyphenation-ladder-count="no-limit" style:snap-to-layout-grid="false"/>
      <style:text-properties style:font-name="Times New Roman" fo:font-size="7pt" fo:letter-spacing="-0.002cm" fo:language="ca" fo:country="ES" style:font-size-asian="7pt" style:font-size-complex="7pt" fo:hyphenate="false" fo:hyphenation-remain-char-count="2" fo:hyphenation-push-char-count="2"/>
    </style:style>
    <style:style style:name="P20" style:family="paragraph" style:parent-style-name="Standard">
      <style:paragraph-properties style:line-height-at-least="0cm" fo:hyphenation-ladder-count="no-limit" style:snap-to-layout-grid="false"/>
      <style:text-properties style:font-name="Times New Roman" fo:font-size="6pt" fo:letter-spacing="-0.005cm" fo:language="ca" fo:country="ES" style:font-size-asian="6pt" style:font-size-complex="6pt" fo:hyphenate="false" fo:hyphenation-remain-char-count="2" fo:hyphenation-push-char-count="2"/>
    </style:style>
    <style:style style:name="P21" style:family="paragraph" style:parent-style-name="Standard" style:list-style-name="L11">
      <style:paragraph-properties style:line-height-at-least="0cm" fo:hyphenation-ladder-count="no-limit" style:snap-to-layout-grid="false"/>
      <style:text-properties style:font-name="Times New Roman" fo:font-size="6pt" fo:letter-spacing="-0.005cm" fo:language="ca" fo:country="ES" style:font-size-asian="6pt" style:font-size-complex="6pt" fo:hyphenate="false" fo:hyphenation-remain-char-count="2" fo:hyphenation-push-char-count="2"/>
    </style:style>
    <style:style style:name="P22" style:family="paragraph" style:parent-style-name="Standard" style:list-style-name="L12">
      <style:paragraph-properties style:line-height-at-least="0cm" fo:hyphenation-ladder-count="no-limit" style:snap-to-layout-grid="false"/>
      <style:text-properties style:font-name="Times New Roman" fo:font-size="6pt" fo:letter-spacing="-0.005cm" fo:language="ca" fo:country="ES" style:font-size-asian="6pt" style:font-size-complex="6pt" fo:hyphenate="false" fo:hyphenation-remain-char-count="2" fo:hyphenation-push-char-count="2"/>
    </style:style>
    <style:style style:name="T1" style:family="text">
      <style:text-properties fo:letter-spacing="-0.002cm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02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a1" table:style-name="Taula1">
        <table:table-column table:style-name="Taula1.A"/>
        <table:table-header-rows>
          <table:table-row table:style-name="Taula1.1">
            <table:table-cell table:style-name="Taula1.A1" office:value-type="string">
              <text:list text:style-name="L1">
                <text:list-item>
                  <text:p text:style-name="P1">Interpretar les característiques tecnicofuncionals de cada element de la xarxa, a partir del seu funcionament i de la documentació tècnica corresponent.</text:p>
                </text:list-item>
              </text:list>
            </table:table-cell>
          </table:table-row>
        </table:table-header-rows>
        <table:table-row table:style-name="Taula1.2">
          <table:table-cell table:style-name="Taula1.A2" office:value-type="string">
            <text:list text:style-name="L1" text:continue-numbering="true">
              <text:list-item>
                <text:p text:style-name="P1">Identificar els recursos compatibles que cal compartir en una xarxa, les tècniques que utilitza el sistema operatiu per a la seva gestió i la influència dels procediments d'operació sobre el sistema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Diferenciar les característiques fonamentals dels sistemes operatius de xarxa més utilitzats actualment, i també les tendències, segons les informacions tècniques a l'abast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Interpretar els procediments que garanteixen la seguretat, la integritat i la confidencialitat de la informació d'usuari en un sistema de xarxa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Diferenciar la composició física d'un sistema de xarxa, els medis físics de transmissió, els equips, els estàndards de funcionament i el mode de connexió, a partir de la documentació tècnica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Determinar a partir de l'anàlisi de necessitats, la topologia de xarxa local que més s'ajusti als requeriments d'usuari, als espais i a la ubicació definits prèviament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Elaborar diagrames generals i detallats per a la instal·lació del cablejat, estacions de treball i unitats de connexió de la xarxa. 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Establir les característiques rellevants de configuració del maquinari i programari i els requeriments d'instal·lació d'un sistema operatiu de xarxa segons les necessitats d'usuari plantejades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Determinar en la instal·lació d'una xarxa, les mesures de seguretat que s'han d'establir per garantir la integritat, confidencialitat i disponibilitat de la informació existent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Instal·lar el maquinari i el programari base en un entorn en xarxa i en un mitjà de transmissió ja instal·lat, segons les especificacions i el pla establert, amb l'ús de la documentació del programari i maquinari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2">Verificar la instal·lació del maquinari i del programari base i la interacció de servidors i llocs de treball, segons els requeriments i protocols definits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2">Crear volums, sistemes d'arxius, servidors de fitxers, d'impressió i de comunicacions, en cada estació de treball, segons els requeriments proposats i la composició del sistema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Dissenyar procediments d'usuari per automatitzar les funcions bàsiques a la xarxa i minimitzar els temps de realització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Dissenyar procediments per garantir la seguretat, integritat i confidencialitat de la informació en una xarxa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Organitzar permisos d'accés i d'ús de la informació i disponibilitat de recursos de la xarxa per a tots els usuaris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Instal·lar el programari per a la prevenció d'errades que afectin a la integritat de les dades i a la lògica dels processos, segons les instruccions dels manuals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2">Dissenyar procediments que facilitin l'explotació dels recursos compartits de la xarxa i automatitzin les tasques d'administració de la xarxa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Relacionar les necessitats de comunicació, accés de dades i documents d'una organització amb els serveis de comunicació de dades públiques i privades existents i el cost que representa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Discriminar els recursos, les prestacions i les característiques que s'han de considerar per obtenir la connexió de la xarxa a altres xarxes externes i altres sistemes, segons els requeriments establerts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Identificar per mitjà del programa de diagnosi, les causes de funcionament anòmal del sistema i les actuacions que se'n derivin.</text:p>
              </text:list-item>
            </text:list>
          </table:table-cell>
        </table:table-row>
        <table:table-row>
          <table:table-cell table:style-name="Taula1.A2" office:value-type="string">
            <text:list text:style-name="L1" text:continue-numbering="true">
              <text:list-item>
                <text:p text:style-name="P1">Definir els criteris i les mesures de caràcter preventiu que s'han d'aplicar per mantenir operatius els equips i el sistema de comunicació.</text:p>
              </text:list-item>
            </text:list>
          </table:table-cell>
        </table:table-row>
      </table:table>
      <text:p text:style-name="Standard"/>
      <text:p text:style-name="P3"/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column table:style-name="Taula25.E"/>
        <table:table-header-rows>
          <table:table-row>
            <table:table-cell table:style-name="Taula25.A1" table:number-columns-spanned="5" office:value-type="string">
              <text:p text:style-name="P4">Crèdit 2: Gestió de xarxes d'àrea local. Durada 240h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ula25.A2" office:value-type="string">
            <text:p text:style-name="P5">Unitats didàctiques</text:p>
          </table:table-cell>
          <table:table-cell table:style-name="Taula25.A2" office:value-type="string">
            <text:p text:style-name="P5">Objectius terminals</text:p>
          </table:table-cell>
          <table:table-cell table:style-name="Taula25.A2" office:value-type="string">
            <text:p text:style-name="P5">Fets, conceptes i sistemes conceptuals</text:p>
          </table:table-cell>
          <table:table-cell table:style-name="Taula25.A2" office:value-type="string">
            <text:p text:style-name="P5">Procediments</text:p>
          </table:table-cell>
          <table:table-cell table:style-name="Taula25.E2" office:value-type="string">
            <text:p text:style-name="P5">Actituds</text:p>
          </table:table-cell>
        </table:table-row>
        <table:table-row>
          <table:table-cell table:style-name="Taula25.A3" office:value-type="string">
            <text:p text:style-name="P6">UD1. <text:span text:style-name="T1">Introducció als sistemes de telecomunicació. Telemàtica.</text:span></text:p>
          </table:table-cell>
          <table:table-cell table:style-name="Taula25.B3" office:value-type="string">
            <text:p text:style-name="P7">1, 2, 5, 7</text:p>
          </table:table-cell>
          <table:table-cell table:style-name="Taula25.B3" office:value-type="string">
            <text:p text:style-name="P7">1</text:p>
          </table:table-cell>
          <table:table-cell table:style-name="Taula25.B3" office:value-type="string">
            <text:p text:style-name="P7">4</text:p>
          </table:table-cell>
          <table:table-cell table:style-name="Taula25.E3" office:value-type="string">
            <text:p text:style-name="P7">4, 7 ,11, 13</text:p>
          </table:table-cell>
        </table:table-row>
        <table:table-row>
          <table:table-cell table:style-name="Taula25.A3" office:value-type="string">
            <text:p text:style-name="P6">UD2. <text:span text:style-name="T1"><text:s/>Protocols i arquitectures de xarxes de comunicacions. Estàndards.</text:span></text:p>
          </table:table-cell>
          <table:table-cell table:style-name="Taula25.B3" office:value-type="string">
            <text:p text:style-name="P7">5, 7, 18</text:p>
          </table:table-cell>
          <table:table-cell table:style-name="Taula25.B3" office:value-type="string">
            <text:p text:style-name="P7">2</text:p>
          </table:table-cell>
          <table:table-cell table:style-name="Taula25.B3" office:value-type="string">
            <text:p text:style-name="P7">4</text:p>
          </table:table-cell>
          <table:table-cell table:style-name="Taula25.E3" office:value-type="string">
            <text:p text:style-name="P7">4, 7,11, 13</text:p>
          </table:table-cell>
        </table:table-row>
        <table:table-row>
          <table:table-cell table:style-name="Taula25.A3" office:value-type="string">
            <text:p text:style-name="P6">UD3.Xarxes d'àrea local. Sistemes operatius. Implantació.</text:p>
          </table:table-cell>
          <table:table-cell table:style-name="Taula25.B3" office:value-type="string">
            <text:p text:style-name="P7">1,2,3,6,8,10,12</text:p>
          </table:table-cell>
          <table:table-cell table:style-name="Taula25.B3" office:value-type="string">
            <text:p text:style-name="P7">2,3,4,8</text:p>
          </table:table-cell>
          <table:table-cell table:style-name="Taula25.B3" office:value-type="string">
            <text:p text:style-name="P7">1, 4, 6</text:p>
          </table:table-cell>
          <table:table-cell table:style-name="Taula25.E3" office:value-type="string">
            <text:p text:style-name="P7">1, 2, 3, 4, 5, 6, 7, 11, 13</text:p>
          </table:table-cell>
        </table:table-row>
        <table:table-row>
          <table:table-cell table:style-name="Taula25.A3" office:value-type="string">
            <text:p text:style-name="P6">UD4.Administració i utilització d'un sistema operatius de xarxa local</text:p>
          </table:table-cell>
          <table:table-cell table:style-name="Taula25.B3" office:value-type="string">
            <text:p text:style-name="P7">4, 9, 10, 12, 14, 15, 16</text:p>
          </table:table-cell>
          <table:table-cell table:style-name="Taula25.B3" office:value-type="string">
            <text:p text:style-name="P7">3, 4, 5, 8</text:p>
          </table:table-cell>
          <table:table-cell table:style-name="Taula25.B3" office:value-type="string">
            <text:p text:style-name="P7">2, 3, 4, 5, 6</text:p>
          </table:table-cell>
          <table:table-cell table:style-name="Taula25.E3" office:value-type="string">
            <text:p text:style-name="P7">1, 2, 3, 4, 5, 6, 8</text:p>
          </table:table-cell>
        </table:table-row>
        <table:table-row>
          <table:table-cell table:style-name="Taula25.A3" office:value-type="string">
            <text:p text:style-name="P6">UD5. Avaluació de les prestacions d'una xarxa local. Monitorització i gestió de la seguretat.</text:p>
          </table:table-cell>
          <table:table-cell table:style-name="Taula25.B3" office:value-type="string">
            <text:p text:style-name="P7">11, 13, 17, 20, 21</text:p>
          </table:table-cell>
          <table:table-cell table:style-name="Taula25.B3" office:value-type="string">
            <text:p text:style-name="P7">8</text:p>
          </table:table-cell>
          <table:table-cell table:style-name="Taula25.B3" office:value-type="string">
            <text:p text:style-name="P7">4, 5, 6</text:p>
          </table:table-cell>
          <table:table-cell table:style-name="Taula25.E3" office:value-type="string">
            <text:p text:style-name="P7">1,2,3,5,6,12</text:p>
          </table:table-cell>
        </table:table-row>
        <table:table-row>
          <table:table-cell table:style-name="Taula25.A3" office:value-type="string">
            <text:p text:style-name="P6">UD6. Interconnexió de xarxes locals.</text:p>
          </table:table-cell>
          <table:table-cell table:style-name="Taula25.B3" office:value-type="string">
            <text:p text:style-name="P7">1, 19</text:p>
          </table:table-cell>
          <table:table-cell table:style-name="Taula25.B3" office:value-type="string">
            <text:p text:style-name="P7">6</text:p>
          </table:table-cell>
          <table:table-cell table:style-name="Taula25.B3" office:value-type="string">
            <text:p text:style-name="P7">4, 5, 6</text:p>
          </table:table-cell>
          <table:table-cell table:style-name="Taula25.E3" office:value-type="string">
            <text:p text:style-name="P7">1, 2, 3, 5, 6, 9</text:p>
          </table:table-cell>
        </table:table-row>
        <table:table-row>
          <table:table-cell table:style-name="Taula25.A3" office:value-type="string">
            <text:p text:style-name="P6">UD7. Xarxes d'àrea Extensa. Internet</text:p>
          </table:table-cell>
          <table:table-cell table:style-name="Taula25.B3" office:value-type="string">
            <text:p text:style-name="P7">18</text:p>
          </table:table-cell>
          <table:table-cell table:style-name="Taula25.B3" office:value-type="string">
            <text:p text:style-name="P7">7</text:p>
          </table:table-cell>
          <table:table-cell table:style-name="Taula25.B3" office:value-type="string">
            <text:p text:style-name="P7">4, 5, 6</text:p>
          </table:table-cell>
          <table:table-cell table:style-name="Taula25.E3" office:value-type="string">
            <text:p text:style-name="P7">1, 2, 3, 5, 6, 9</text:p>
          </table:table-cell>
        </table:table-row>
      </table:table>
      <text:p text:style-name="Standard"/>
      <text:p text:style-name="P8"><text:span text:style-name="T2"/></text:p>
      <text:p text:style-name="P9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 table:style-name="Taula2.1">
            <table:table-cell table:style-name="Taula2.A1" office:value-type="string">
              <text:p text:style-name="P8"/>
              <text:p text:style-name="P10">1. Telemàtica:</text:p>
              <text:list text:style-name="L2">
                <text:list-item>
                  <text:p text:style-name="P11">La telemàtica: origen, evolució i aplicacions actuals.</text:p>
                </text:list-item>
                <text:list-item>
                  <text:p text:style-name="P11">Mitjans físics de transmissió: via cable, inalàmbrica i microones.</text:p>
                </text:list-item>
                <text:list-item>
                  <text:p text:style-name="P11">Tipus de transmissió: analògic-digital; símplex, semidúplex, fulldúplex; sèrie-paral·lel; síncrona-asíncrona.</text:p>
                </text:list-item>
                <text:list-item>
                  <text:p text:style-name="P11">Tractament d'errors: paritat, ACK/NAK, XON/XOFF.</text:p>
                </text:list-item>
                <text:list-item>
                  <text:p text:style-name="P11">Mòdems: elements, velocitat de transmissió, velocitat de modulació, tècniques de modulació, fases de connexió.</text:p>
                </text:list-item>
                <text:list-item>
                  <text:p text:style-name="P11">Normativa V: compatibilitat Hayes, protocols, transmissió de dades.</text:p>
                </text:list-item>
                <text:list-item>
                  <text:p text:style-name="P11">Multiplexors: tipus.</text:p>
                </text:list-item>
                <text:list-item>
                  <text:p text:style-name="P11">Concentradors: tipus.</text:p>
                </text:list-item>
              </text:list>
              <text:p text:style-name="P8"/>
              <text:p text:style-name="P10">2. Arquitectura de xarxes d'àrea local:</text:p>
              <text:list text:style-name="L3">
                <text:list-item>
                  <text:p text:style-name="P12">Elements físics: cables, targetes, connectors, funcions.</text:p>
                </text:list-item>
                <text:list-item>
                  <text:p text:style-name="P12">Topologies: característiques i tipus.</text:p>
                </text:list-item>
                <text:list-item>
                  <text:p text:style-name="P12">Protocols: característiques i tipus.</text:p>
                </text:list-item>
                <text:list-item>
                  <text:p text:style-name="P12">Arquitectura OSI: característiques, terminologia, nivells del model.</text:p>
                </text:list-item>
                <text:list-item>
                  <text:p text:style-name="P12">Arquitectures estàndards: ETHERNET, TOKEN RING, ARCNET.</text:p>
                </text:list-item>
                <text:list-item>
                  <text:p text:style-name="P12">Arquitectures de comunicacions: característiques, tipus, funcions.</text:p>
                </text:list-item>
              </text:list>
              <text:p text:style-name="P8"/>
              <text:p text:style-name="P10">3. Sistema operatiu de xarxa d'àrea local:</text:p>
              <text:list text:style-name="L4">
                <text:list-item>
                  <text:p text:style-name="P13">Xarxes d'àrea local: recursos, funcions, característiques i tendències actuals.</text:p>
                </text:list-item>
                <text:list-item>
                  <text:p text:style-name="P13">Compte d'usuari: grups d'usuaris, directoris d'usuari, atributs. Permisos: jerarquia, responsable de grup, responsable d'usuari.</text:p>
                </text:list-item>
                <text:list-item>
                  <text:p text:style-name="P13">Servidor de fitxers: característiques.</text:p>
                </text:list-item>
                <text:list-item>
                  <text:p text:style-name="P13">Servidor d'impressió: característiques.</text:p>
                </text:list-item>
                <text:list-item>
                  <text:p text:style-name="P13">Servidor de comunicacions: característiques.</text:p>
                </text:list-item>
                <text:list-item>
                  <text:p text:style-name="P13">Normativa legal vigent.</text:p>
                </text:list-item>
              </text:list>
              <text:p text:style-name="P10"/>
              <text:p text:style-name="P10">4. Utilització de sistemes operatius de xarxa específics:</text:p>
              <text:list text:style-name="L5">
                <text:list-item>
                  <text:p text:style-name="P14">Components bàsics: tendències actuals.</text:p>
                </text:list-item>
                <text:list-item>
                  <text:p text:style-name="P14">Àmbit d'usuari: personalització.</text:p>
                </text:list-item>
                <text:list-item>
                  <text:p text:style-name="P14">Directoris: estructura en arbre, camins absolut i relatiu, permisos, operacions mitjançant el sistema operatiu de base o utilitats específiques.</text:p>
                </text:list-item>
                <text:list-item>
                  <text:p text:style-name="P14">Arxius: permisos, operacions mitjançant el sistema operatiu de base o utilitats específiques.</text:p>
                </text:list-item>
                <text:list-item>
                  <text:p text:style-name="P14">Impressió: operacions mitjançant el sistema operatiu de base o utilitats específiques.</text:p>
                </text:list-item>
                <text:list-item>
                  <text:p text:style-name="P14">Comunicació entre usuaris mitjançant el sistema operatiu de base o utilitats específiques.</text:p>
                </text:list-item>
                <text:list-item>
                  <text:p text:style-name="P14"/>
                </text:list-item>
                <text:list-item>
                  <text:p text:style-name="P14">Guions: característiques, ordres específiques, pas de paràmetres, símbols, variables d'àmbit, creació de menús i procediments automàtics bàsics.</text:p>
                </text:list-item>
              </text:list>
              <text:p text:style-name="P8"/>
              <text:p text:style-name="P10">5. Administrador de sistemes operatius de xarxa d'àrea local:</text:p>
              <text:list text:style-name="L6">
                <text:list-item>
                  <text:p text:style-name="P15">Funcions de l'administrador de la xarxa.</text:p>
                </text:list-item>
                <text:list-item>
                  <text:p text:style-name="P15">Comptes d'usuari: administració.</text:p>
                </text:list-item>
                <text:list-item>
                  <text:p text:style-name="P15">Sistema d'impressió: administració.</text:p>
                </text:list-item>
                <text:list-item>
                  <text:p text:style-name="P15">Sistema d'arxius: organització i administració.</text:p>
                </text:list-item>
                <text:list-item>
                  <text:p text:style-name="P15">Seguretat de la informació: còpies, recuperació.</text:p>
                </text:list-item>
                <text:list-item>
                  <text:p text:style-name="P15">Sistemes de comunicacions: administració.</text:p>
                </text:list-item>
                <text:list-item>
                  <text:p text:style-name="P15">Utilitats d'administració de la xarxa.</text:p>
                </text:list-item>
                <text:list-item>
                  <text:p text:style-name="P15">Requeriments de funcionament de la xarxa.</text:p>
                </text:list-item>
              </text:list>
              <text:list text:style-name="L7">
                <text:list-header>
                  <text:p text:style-name="P16"/>
                </text:list-header>
              </text:list>
              <text:p text:style-name="P10">6. Interconnexió de xarxes:</text:p>
              <text:list text:style-name="L8">
                <text:list-item>
                  <text:p text:style-name="P17">Requeriments.</text:p>
                </text:list-item>
                <text:list-item>
                  <text:p text:style-name="P17">Prestacions.</text:p>
                </text:list-item>
                <text:list-item>
                  <text:p text:style-name="P17">Tipus d'interconnexió: LAN-LAN, LAN-WAN, LAN-MAN.</text:p>
                </text:list-item>
                <text:list-item>
                  <text:p text:style-name="P17">Utilitats d'interconnexió: repetidors, ponts, altres.</text:p>
                </text:list-item>
              </text:list>
              <text:p text:style-name="P8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>7. Serveis de transport de dades:</text:p>
              <text:list text:style-name="L9">
                <text:list-item>
                  <text:p text:style-name="P18">Accés a les xarxes públiques: X.25, IBERPAC.</text:p>
                </text:list-item>
                <text:list-item>
                  <text:p text:style-name="P18">Integració de xarxes: RDSI.</text:p>
                </text:list-item>
                <text:list-item>
                  <text:p text:style-name="P18">Altres xarxes públiques: autopistes de la informació, INTERNET, altres.</text:p>
                </text:list-item>
              </text:list>
              <text:p text:style-name="P8"/>
              <text:p text:style-name="P10">8. Administració de sistemes operatius de xarxes específiques:</text:p>
              <text:list text:style-name="L10">
                <text:list-item>
                  <text:p text:style-name="P19">Instal·lació del maquinari: fases.</text:p>
                </text:list-item>
                <text:list-item>
                  <text:p text:style-name="P19">Instal·lació del programari base: fases.</text:p>
                </text:list-item>
                <text:list-item>
                  <text:p text:style-name="P19">Arrencada de servidors: fases.</text:p>
                </text:list-item>
                <text:list-item>
                  <text:p text:style-name="P19">Gestió d'usuaris: comandaments i utilitats.</text:p>
                </text:list-item>
                <text:list-item>
                  <text:p text:style-name="P19">Gestió d'impressió: comandaments i utilitats.</text:p>
                </text:list-item>
                <text:list-item>
                  <text:p text:style-name="P19">Gestió del maquinari: comandaments i utilitats.</text:p>
                </text:list-item>
                <text:list-item>
                  <text:p text:style-name="P19">Gestió de comunicacions amb altres sistemes: comandaments i utilitats.</text:p>
                </text:list-item>
                <text:list-item>
                  <text:p text:style-name="P19">Gestió de còpies de seguretat i recuperació: comandaments i utilitats.</text:p>
                </text:list-item>
                <text:list-item>
                  <text:p text:style-name="P19">Gestió de consola: comandaments i utilitats.</text:p>
                </text:list-item>
              </text:list>
            </table:table-cell>
            <table:table-cell table:style-name="Taula2.A1" office:value-type="string">
              <text:p text:style-name="P20"/>
              <text:list text:style-name="L11">
                <text:list-item>
                  <text:p text:style-name="P21">Comprovació del funcionament de la instal·lació.</text:p>
                </text:list-item>
              </text:list>
              <text:p text:style-name="P20"/>
              <text:p text:style-name="P20"/>
              <text:p text:style-name="P20"><text:span text:style-name="T2"/></text:p>
              <text:p text:style-name="P20"><text:span text:style-name="T2"/></text:p>
              <text:p text:style-name="P9"/>
              <text:p text:style-name="P9">6. Resolució de problemes en un sistema en xarxa:</text:p>
              <text:p text:style-name="P20"/>
              <text:list text:style-name="L12">
                <text:list-item>
                  <text:p text:style-name="P22">Identificació dels punts o components del sistema que fallen.</text:p>
                </text:list-item>
                <text:list-item>
                  <text:p text:style-name="P22">Interpretació de la documentació tècnica.</text:p>
                </text:list-item>
                <text:list-item>
                  <text:p text:style-name="P22">Selecció del procediment, mitjans i les condicions del sistema per a la diagnosi.</text:p>
                </text:list-item>
                <text:list-item>
                  <text:p text:style-name="P22">Establir mecanismes de seguretat de la informació i del sistema que opera.</text:p>
                </text:list-item>
                <text:list-item>
                  <text:p text:style-name="P22">Detecció dels errors o fallades.</text:p>
                </text:list-item>
                <text:list-item>
                  <text:p text:style-name="P22">Valoració de la transcendència del problema.</text:p>
                </text:list-item>
                <text:list-item>
                  <text:p text:style-name="P22">Proposta de les solucions per restaurar el funcionament del sistema. </text:p>
                </text:list-item>
                <text:list-item>
                  <text:p text:style-name="P22">Proposta de mesures preventives.</text:p>
                </text:list-item>
              </text:list>
            </table:table-cell>
            <table:table-cell table:style-name="Taula2.C1" office:value-type="string">
              <text:p text:style-name="P8"><text:span text:style-name="T2">1. Execució sistemàtica del procés de resolució de problemes:</text:span></text:p>
              <text:p text:style-name="P8">Presa de decisions raonades en els processos d'instal·lació, configuració, posada a punt i administració de recursos compartits en un sistema de xarxa, i en l'aplicació de correccions a utilitzacions d'usuari inadequades.</text:p>
              <text:p text:style-name="P8"><text:span text:style-name="T2">2. Execució sistemàtica de la comprovació dels resultats:</text:span></text:p>
              <text:p text:style-name="P8">Correcció sistemàtica dels errors a l'hora d'efectuar la instal·lació, configuració i posada a punt del maquinari i programari base del sistema de xarxa i en els processos de manteniment i administració de la xarxa.</text:p>
              <text:p text:style-name="P8"><text:span text:style-name="T2">3. Optimació del treball:</text:span></text:p>
              <text:p text:style-name="P8">Eficàcia a l'hora d'instal·lar i configurar el maquinari i d'utilitzar els recursos de la xarxa i de les comunicacions externes.</text:p>
              <text:p text:style-name="P8">Qualitat de treball que asseguri la integritat, disponibilitat i seguretat de la informació.</text:p>
              <text:p text:style-name="P8"><text:span text:style-name="T2">4. Ordre i mètode de treball:</text:span></text:p>
              <text:p text:style-name="P8">Ordenació racional de les operacions en els processos d'instal·lació, configuració i prova del maquinari i programari base de la xarxa, dels recursos disponibles i dels requeriments dels usuaris.</text:p>
              <text:p text:style-name="P8"><text:span text:style-name="T2">5. Compromís amb les obligacions associades al treball:</text:span></text:p>
              <text:p text:style-name="P8">Realització de les operacions sempre segons les normatives i reglamentacions vigents per a cada tipus d'equip.</text:p>
              <text:p text:style-name="P8">Conservació i manteniment de l'operativitat del sistema de la xarxa.</text:p>
              <text:p text:style-name="P8">Gestió racional del temps disponible per executar les funciones d'administració.</text:p>
              <text:p text:style-name="P8">Seguiment de les normes de funcionament de l'aula i de l'equipament que fixi el propi centre educatiu.</text:p>
              <text:p text:style-name="P8"><text:span text:style-name="T2">6. Execució independent del treball:</text:span></text:p>
              <text:p text:style-name="P8">Autosuficiència per executar o controlar la instal·lació, configuració i prova del maquinari i del sistema operatiu de xarxa.</text:p>
              <text:p text:style-name="P8">Rigor en organitzar, controlar i optimar els serveis de la xarxa a l'hora d'establir procediments per la seguretat i protecció de la xarxa i la informació.</text:p>
              <text:p text:style-name="P8">Autoavaluació dels mètodes de treball, o resultats obtinguts, i el temps emprat.</text:p>
              <text:p text:style-name="P8"><text:span text:style-name="T2">7. Confiança en si mateix:</text:span></text:p>
              <text:p text:style-name="P8">Seguretat per seleccionar de forma raonada la topologia de xarxa més adequada als requeriments establerts.</text:p>
              <text:p text:style-name="P8"><text:span text:style-name="T2">8. Relació interpersonal quant al treball d'equip:</text:span></text:p>
              <text:p text:style-name="P8">Intercanvi d'idees i experiències anteriors en els diferents processos de treball proposats.</text:p>
              <text:p text:style-name="P8">Cordialitat i tolerància amb els components de grup, tant amb les idees com amb els processos de treball, i amb els usuaris en l'administració dels recursos de la xarxa.</text:p>
              <text:p text:style-name="P8">Cooperació en atendre les demandes d'usuari i resoldre els problemes d'ús dels recursos compartits.</text:p>
              <text:p text:style-name="P8">Respecte per les opinions dels companys quant a procés i mètodes de treball en l'administració del sistema o comunicacions.</text:p>
              <text:p text:style-name="P8"><text:span text:style-name="T2">9. Creativitat:</text:span></text:p>
              <text:p text:style-name="P8">Suscitació de recursos per administrar la xarxa i per establir els procediments que assegurin la integritat, disponibilitat i seguretat de la xarxa i de la informació.</text:p>
              <text:p text:style-name="P8"><text:span text:style-name="T2">10. Adaptació a noves situacions:</text:span></text:p>
              <text:p text:style-name="P8">Reorganització de les operacions que s'han de fer individualment o en grup davant d'imprevistos o dificultats.</text:p>
              <text:p text:style-name="P8">Recerca de les formes d'administrar les comunicacions externes, segons el producte i les demandes internes.</text:p>
              <text:p text:style-name="P8"><text:span text:style-name="T2">11. Respecte per la salut, el medi ambient i la seguretat laboral:</text:span></text:p>
              <text:p text:style-name="P8">Observació de les normes de seguretat per prevenir les situacions anormals que puguin afectar la salut pròpia i dels altres.</text:p>
              <text:p text:style-name="P8"><text:span text:style-name="T2">12. Valoració de resultats:</text:span></text:p>
              <text:p text:style-name="P8">Autoavaluació sistemàtica de les tasques realitzades, de les modificacions introduïdes i dels resultats obtinguts en els processos d'instal·lació i configuració del maquinari i programari base del sistema de xarxa.</text:p>
              <text:p text:style-name="P8"><text:span text:style-name="T2">13. Progrés i promoció dins de la professió:</text:span></text:p>
              <text:p text:style-name="P8">Constància i esforç per aprendre i actualitzar-se en l'administració de la xarxa i en els sistemes de comunicació externa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31T16:59:16</meta:creation-date>
    <dc:date>2006-05-31T19:43:14</dc:date>
    <dc:language>es-ES</dc:language>
    <meta:editing-cycles>2</meta:editing-cycles>
    <meta:editing-duration>PT2H43M5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167" meta:word-count="1667" meta:character-count="11410"/>
  </office:meta>
</office:document-meta>
</file>